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8000001F6527252875215CDBA.png" manifest:media-type="image/png"/>
  <manifest:file-entry manifest:full-path="Pictures/10000001000004D400000234F6FBB98C66B8A615.png" manifest:media-type="image/png"/>
  <manifest:file-entry manifest:full-path="Pictures/10000001000004CB00000279C3244248F817683B.png" manifest:media-type="image/png"/>
  <manifest:file-entry manifest:full-path="Pictures/10000001000004F3000001D9F89F19BB92B7BB2C.png" manifest:media-type="image/png"/>
  <manifest:file-entry manifest:full-path="Pictures/10000001000004670000012385100C1844B08BAE.png" manifest:media-type="image/png"/>
  <manifest:file-entry manifest:full-path="Pictures/100000010000052A00000263A0B226DBADC018A3.png" manifest:media-type="image/png"/>
  <manifest:file-entry manifest:full-path="Pictures/100000010000063900000238E26616C4854D3BF0.png" manifest:media-type="image/png"/>
  <manifest:file-entry manifest:full-path="Pictures/10000001000005C4000002703927C1B3E82857A2.png" manifest:media-type="image/png"/>
  <manifest:file-entry manifest:full-path="Pictures/10000001000004890000021BE397F2D6B9A273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22cm" svg:y="-0.004cm" svg:width="17cm" svg:height="7.565cm" draw:z-index="0"><draw:image xlink:href="Pictures/1000000100000468000001F6527252875215CDBA.png" xlink:type="simple" xlink:show="embed" xlink:actuate="onLoad" draw:mime-type="image/png"/></draw:frame><draw:frame draw:style-name="fr1" draw:name="Изображение2" text:anchor-type="char" svg:x="0.021cm" svg:y="7.759cm" svg:width="17cm" svg:height="7.756cm" draw:z-index="1"><draw:image xlink:href="Pictures/10000001000004D400000234F6FBB98C66B8A615.png" xlink:type="simple" xlink:show="embed" xlink:actuate="onLoad" draw:mime-type="image/png"/></draw:frame><draw:frame draw:style-name="fr1" draw:name="Изображение3" text:anchor-type="char" svg:x="0.021cm" svg:y="15.513cm" svg:width="17cm" svg:height="7.856cm" draw:z-index="2"><draw:image xlink:href="Pictures/100000010000052A00000263A0B226DBADC018A3.png" xlink:type="simple" xlink:show="embed" xlink:actuate="onLoad" draw:mime-type="image/png"/></draw:frame></text:p>
      <text:p text:style-name="P1"><draw:frame draw:style-name="fr2" draw:name="Изображение4" text:anchor-type="char" svg:width="17cm" svg:height="6.061cm" draw:z-index="3"><draw:image xlink:href="Pictures/100000010000063900000238E26616C4854D3BF0.png" xlink:type="simple" xlink:show="embed" xlink:actuate="onLoad" draw:mime-type="image/png"/></draw:frame><draw:frame draw:style-name="fr1" draw:name="Изображение5" text:anchor-type="char" svg:x="-0.109cm" svg:y="6.345cm" svg:width="17cm" svg:height="7.186cm" draw:z-index="4"><draw:image xlink:href="Pictures/10000001000005C4000002703927C1B3E82857A2.png" xlink:type="simple" xlink:show="embed" xlink:actuate="onLoad" draw:mime-type="image/png"/></draw:frame><draw:frame draw:style-name="fr1" draw:name="Изображение6" text:anchor-type="char" svg:x="-0.088cm" svg:y="13.847cm" svg:width="17cm" svg:height="6.346cm" draw:z-index="5"><draw:image xlink:href="Pictures/10000001000004F3000001D9F89F19BB92B7BB2C.png" xlink:type="simple" xlink:show="embed" xlink:actuate="onLoad" draw:mime-type="image/png"/></draw:frame><draw:frame draw:style-name="fr1" draw:name="Изображение7" text:anchor-type="char" svg:x="-0.376cm" svg:y="19.867cm" svg:width="17cm" svg:height="7.892cm" draw:z-index="6"><draw:image xlink:href="Pictures/10000001000004890000021BE397F2D6B9A27350.png" xlink:type="simple" xlink:show="embed" xlink:actuate="onLoad" draw:mime-type="image/png"/></draw:frame></text:p>
      <text:p text:style-name="P1"><draw:frame draw:style-name="fr1" draw:name="Изображение8" text:anchor-type="char" svg:x="-0.111cm" svg:y="-1.831cm" svg:width="17cm" svg:height="8.77cm" draw:z-index="7"><draw:image xlink:href="Pictures/10000001000004CB00000279C3244248F817683B.png" xlink:type="simple" xlink:show="embed" xlink:actuate="onLoad" draw:mime-type="image/png"/></draw:frame><draw:frame draw:style-name="fr1" draw:name="Изображение9" text:anchor-type="char" svg:x="-0.111cm" svg:y="6.937cm" svg:width="17cm" svg:height="4.389cm" draw:z-index="8"><draw:image xlink:href="Pictures/10000001000004670000012385100C1844B08BAE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6:35:54.781000000</meta:creation-date>
    <dc:date>2022-11-23T17:02:33.932000000</dc:date>
    <meta:editing-duration>PT26M39S</meta:editing-duration>
    <meta:editing-cycles>1</meta:editing-cycles>
    <meta:document-statistic meta:table-count="0" meta:image-count="9" meta:object-count="0" meta:page-count="6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